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ICONA CALIZAYA, MELITON PORFI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NTREGA A ECONOFL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ICONA CALIZAYA, MELITON PORFI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NTREGA A 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6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